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0066"/>
    </style:style>
    <style:style style:name="ce2" style:family="table-cell" style:parent-style-name="Default">
      <style:table-cell-properties fo:background-color="#0000cc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3399ff"/>
    </style:style>
  </office:automatic-styles>
  <office:body>
    <office:spreadsheet>
      <table:table table:name="FOOD" table:style-name="ta1" table:print="false">
        <table:table-column table:style-name="co1" table:default-cell-style-name="ce2"/>
        <table:table-column table:style-name="co2" table:number-columns-repeated="8" table:default-cell-style-name="Default"/>
        <table:table-row table:style-name="ro1">
          <table:table-cell table:style-name="ce1" office:value-type="string">
            <text:p>FOOD</text:p>
          </table:table-cell>
          <table:table-cell table:style-name="ce1" office:value-type="string">
            <text:p>food_type</text:p>
          </table:table-cell>
          <table:table-cell table:style-name="ce1" office:value-type="string">
            <text:p>food_value</text:p>
          </table:table-cell>
          <table:table-cell table:style-name="ce1" office:value-type="string">
            <text:p>drink_value</text:p>
          </table:table-cell>
          <table:table-cell table:style-name="ce1" office:value-type="string">
            <text:p>skill</text:p>
          </table:table-cell>
          <table:table-cell table:style-name="ce1" office:value-type="string">
            <text:p>skill_value</text:p>
          </table:table-cell>
          <table:table-cell/>
          <table:table-cell table:style-name="ce3" office:value-type="string">
            <text:p>FLAVOURS</text:p>
          </table:table-cell>
          <table:table-cell table:style-name="ce4" office:value-type="string">
            <text:p>ID</text:p>
          </table:table-cell>
        </table:table-row>
        <table:table-row table:style-name="ro1">
          <table:table-cell office:value-type="string">
            <text:p>honey_drop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intellig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WEE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ea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tami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roo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spe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erry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office:value-type="string">
            <text:p>BITT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rry_juic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VI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BLAND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haved_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NEUTRA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stake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big_mistake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icecream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honey_icecream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leaf_hone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tamina,intelligence</text:p>
          </table:table-cell>
          <table:table-cell office:value-type="string">
            <text:p>1,1</text:p>
          </table:table-cell>
          <table:table-cell table:number-columns-repeated="3"/>
        </table:table-row>
        <table:table-row table:style-name="ro1">
          <table:table-cell office:value-type="string">
            <text:p>leaf_salad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flour_ba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5"/>
        </table:table-row>
        <table:table-row table:style-name="ro1">
          <table:table-cell office:value-type="string">
            <text:p>dry_bread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string">
            <text:p>stamin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glazed_honey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mushroom_salad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roasted_berries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cooked_shroom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cold_sala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mushroom_gummies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abomihoney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tamina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 office:value-type="string">
            <text:p>applesauc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berry_icecrea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honey_pancakes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string">
            <text:p>intelligence,speed</text:p>
          </table:table-cell>
          <table:table-cell office:value-type="string">
            <text:p>3,-1</text:p>
          </table:table-cell>
          <table:table-cell table:number-columns-repeated="3"/>
        </table:table-row>
        <table:table-row table:style-name="ro1">
          <table:table-cell office:value-type="string">
            <text:p>plain_te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cake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angy_berry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danger_spud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rengt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nutty_cake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leaf_croissant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8">08/02/2025</text:date>, <text:time>23:5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mer </meta:initial-creator>
    <meta:creation-date>2024-02-26T20:38:42.63</meta:creation-date>
    <dc:date>2025-02-08T23:51:07.34</dc:date>
    <dc:creator>Summer </dc:creator>
    <meta:editing-duration>PT3H17M2S</meta:editing-duration>
    <meta:editing-cycles>19</meta:editing-cycles>
    <meta:generator>OpenOffice/4.1.15$Win32 OpenOffice.org_project/4115m2$Build-9813</meta:generator>
    <meta:document-statistic meta:table-count="1" meta:cell-count="162" meta:object-count="0"/>
  </office:meta>
</office:document-meta>
</file>